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officeooo:rsid="00255a47"/>
    </style:style>
    <style:style style:name="T38" style:family="text">
      <style:text-properties officeooo:rsid="0026f020"/>
    </style:style>
    <style:style style:name="T39" style:family="text">
      <style:text-properties fo:font-style="italic" style:font-style-asian="italic" style:font-style-complex="italic"/>
    </style:style>
    <style:style style:name="T40" style:family="text">
      <style:text-properties fo:font-style="italic" officeooo:rsid="0023e658" style:font-style-asian="italic" style:font-style-complex="italic"/>
    </style:style>
    <style:style style:name="T41" style:family="text">
      <style:text-properties fo:font-style="italic" officeooo:rsid="0042367a" style:font-style-asian="italic" style:font-style-complex="italic"/>
    </style:style>
    <style:style style:name="T42" style:family="text">
      <style:text-properties fo:font-style="italic" officeooo:rsid="0063f321" style:font-style-asian="italic" style:font-style-complex="italic"/>
    </style:style>
    <style:style style:name="T43" style:family="text">
      <style:text-properties fo:font-style="italic" officeooo:rsid="008f6168" style:font-style-asian="italic" style:font-style-complex="italic"/>
    </style:style>
    <style:style style:name="T44" style:family="text">
      <style:text-properties fo:font-style="italic" fo:font-weight="bold" officeooo:rsid="0023e658" style:font-style-asian="italic" style:font-weight-asian="bold" style:font-style-complex="italic" style:font-weight-complex="bold"/>
    </style:style>
    <style:style style:name="T45" style:family="text">
      <style:text-properties fo:font-style="italic" fo:font-weight="bold" officeooo:rsid="0042367a" style:font-style-asian="italic" style:font-weight-asian="bold" style:font-style-complex="italic" style:font-weight-complex="bold"/>
    </style:style>
    <style:style style:name="T46" style:family="text">
      <style:text-properties fo:font-style="italic" fo:font-weight="normal" officeooo:rsid="0023e658" style:font-style-asian="italic" style:font-weight-asian="normal" style:font-style-complex="italic" style:font-weight-complex="normal"/>
    </style:style>
    <style:style style:name="T47" style:family="text">
      <style:text-properties fo:font-style="italic" fo:font-weight="normal" officeooo:rsid="00984e04" style:font-style-asian="italic" style:font-weight-asian="normal" style:font-style-complex="italic" style:font-weight-complex="normal"/>
    </style:style>
    <style:style style:name="T48" style:family="text">
      <style:text-properties fo:font-style="italic" fo:font-weight="normal" officeooo:rsid="009b7d14" style:font-style-asian="italic" style:font-weight-asian="normal" style:font-style-complex="italic" style:font-weight-complex="normal"/>
    </style:style>
    <style:style style:name="T49" style:family="text">
      <style:text-properties officeooo:rsid="0028abcd"/>
    </style:style>
    <style:style style:name="T50" style:family="text">
      <style:text-properties officeooo:rsid="002a6a8a"/>
    </style:style>
    <style:style style:name="T51" style:family="text">
      <style:text-properties officeooo:rsid="002c10b0"/>
    </style:style>
    <style:style style:name="T52" style:family="text">
      <style:text-properties officeooo:rsid="002ec0db"/>
    </style:style>
    <style:style style:name="T53" style:family="text">
      <style:text-properties officeooo:rsid="00302c8c"/>
    </style:style>
    <style:style style:name="T54" style:family="text">
      <style:text-properties officeooo:rsid="0032012b"/>
    </style:style>
    <style:style style:name="T55" style:family="text">
      <style:text-properties officeooo:rsid="0036e0fc"/>
    </style:style>
    <style:style style:name="T56" style:family="text">
      <style:text-properties fo:font-style="normal" style:font-style-asian="normal" style:font-style-complex="normal"/>
    </style:style>
    <style:style style:name="T57" style:family="text">
      <style:text-properties fo:font-style="normal" officeooo:rsid="003a52fe" style:font-style-asian="normal" style:font-style-complex="normal"/>
    </style:style>
    <style:style style:name="T58" style:family="text">
      <style:text-properties fo:font-style="normal" officeooo:rsid="0042367a" style:font-style-asian="normal" style:font-style-complex="normal"/>
    </style:style>
    <style:style style:name="T59" style:family="text">
      <style:text-properties officeooo:rsid="003a52fe"/>
    </style:style>
    <style:style style:name="T60" style:family="text">
      <style:text-properties officeooo:rsid="003c1713"/>
    </style:style>
    <style:style style:name="T61" style:family="text">
      <style:text-properties officeooo:rsid="003dddf0"/>
    </style:style>
    <style:style style:name="T62" style:family="text">
      <style:text-properties officeooo:rsid="003e32e3"/>
    </style:style>
    <style:style style:name="T63" style:family="text">
      <style:text-properties officeooo:rsid="003f3729"/>
    </style:style>
    <style:style style:name="T64" style:family="text">
      <style:text-properties officeooo:rsid="0040bf8b"/>
    </style:style>
    <style:style style:name="T65" style:family="text">
      <style:text-properties officeooo:rsid="0040d808"/>
    </style:style>
    <style:style style:name="T66" style:family="text">
      <style:text-properties officeooo:rsid="0041f166"/>
    </style:style>
    <style:style style:name="T67" style:family="text">
      <style:text-properties officeooo:rsid="0042367a"/>
    </style:style>
    <style:style style:name="T68" style:family="text">
      <style:text-properties officeooo:rsid="0042dfef"/>
    </style:style>
    <style:style style:name="T69" style:family="text">
      <style:text-properties officeooo:rsid="004469d3"/>
    </style:style>
    <style:style style:name="T70" style:family="text">
      <style:text-properties officeooo:rsid="00463814"/>
    </style:style>
    <style:style style:name="T71" style:family="text">
      <style:text-properties officeooo:rsid="00463bcf"/>
    </style:style>
    <style:style style:name="T72" style:family="text">
      <style:text-properties officeooo:rsid="0047a827"/>
    </style:style>
    <style:style style:name="T73" style:family="text">
      <style:text-properties officeooo:rsid="004c8b61"/>
    </style:style>
    <style:style style:name="T74" style:family="text">
      <style:text-properties officeooo:rsid="004e0021"/>
    </style:style>
    <style:style style:name="T75" style:family="text">
      <style:text-properties officeooo:rsid="004e8384"/>
    </style:style>
    <style:style style:name="T76" style:family="text">
      <style:text-properties style:font-name="DejaVu Sans Mono"/>
    </style:style>
    <style:style style:name="T77" style:family="text">
      <style:text-properties style:font-name="DejaVu Sans Mono" fo:font-size="10.5pt" style:font-size-complex="10.5pt"/>
    </style:style>
    <style:style style:name="T78" style:family="text">
      <style:text-properties style:font-name="DejaVu Sans Mono" fo:font-size="10.5pt" officeooo:rsid="00513616" style:font-size-complex="10.5pt"/>
    </style:style>
    <style:style style:name="T79" style:family="text">
      <style:text-properties style:font-name="DejaVu Sans Mono" officeooo:rsid="00711b90"/>
    </style:style>
    <style:style style:name="T80" style:family="text">
      <style:text-properties style:font-name="DejaVu Sans Mono" officeooo:rsid="007ee42a"/>
    </style:style>
    <style:style style:name="T81" style:family="text">
      <style:text-properties officeooo:rsid="00513616"/>
    </style:style>
    <style:style style:name="T82" style:family="text">
      <style:text-properties officeooo:rsid="00533fbd"/>
    </style:style>
    <style:style style:name="T83" style:family="text">
      <style:text-properties officeooo:rsid="0054a3dd"/>
    </style:style>
    <style:style style:name="T84" style:family="text">
      <style:text-properties officeooo:rsid="0058ea50"/>
    </style:style>
    <style:style style:name="T85" style:family="text">
      <style:text-properties officeooo:rsid="005b56b2"/>
    </style:style>
    <style:style style:name="T86" style:family="text">
      <style:text-properties officeooo:rsid="005f385f"/>
    </style:style>
    <style:style style:name="T87" style:family="text">
      <style:text-properties officeooo:rsid="0063f321"/>
    </style:style>
    <style:style style:name="T88" style:family="text">
      <style:text-properties officeooo:rsid="0064bede"/>
    </style:style>
    <style:style style:name="T89" style:family="text">
      <style:text-properties officeooo:rsid="00654448"/>
    </style:style>
    <style:style style:name="T90" style:family="text">
      <style:text-properties officeooo:rsid="0066f035"/>
    </style:style>
    <style:style style:name="T91" style:family="text">
      <style:text-properties officeooo:rsid="0067879e"/>
    </style:style>
    <style:style style:name="T92" style:family="text">
      <style:text-properties officeooo:rsid="006819cd"/>
    </style:style>
    <style:style style:name="T93" style:family="text">
      <style:text-properties officeooo:rsid="00693504"/>
    </style:style>
    <style:style style:name="T94" style:family="text">
      <style:text-properties officeooo:rsid="006cb683"/>
    </style:style>
    <style:style style:name="T95" style:family="text">
      <style:text-properties officeooo:rsid="006d3414"/>
    </style:style>
    <style:style style:name="T96" style:family="text">
      <style:text-properties officeooo:rsid="006e5525"/>
    </style:style>
    <style:style style:name="T97" style:family="text">
      <style:text-properties officeooo:rsid="00711b90"/>
    </style:style>
    <style:style style:name="T98" style:family="text">
      <style:text-properties officeooo:rsid="0074c875"/>
    </style:style>
    <style:style style:name="T99" style:family="text">
      <style:text-properties officeooo:rsid="007ba744"/>
    </style:style>
    <style:style style:name="T100" style:family="text">
      <style:text-properties officeooo:rsid="007d75a2"/>
    </style:style>
    <style:style style:name="T101" style:family="text">
      <style:text-properties officeooo:rsid="007dabc3"/>
    </style:style>
    <style:style style:name="T102" style:family="text">
      <style:text-properties officeooo:rsid="007ee42a"/>
    </style:style>
    <style:style style:name="T103" style:family="text">
      <style:text-properties officeooo:rsid="007f4dea"/>
    </style:style>
    <style:style style:name="T104" style:family="text">
      <style:text-properties officeooo:rsid="0080e994"/>
    </style:style>
    <style:style style:name="T105" style:family="text">
      <style:text-properties officeooo:rsid="00834a0e"/>
    </style:style>
    <style:style style:name="T106" style:family="text">
      <style:text-properties officeooo:rsid="00850bf6"/>
    </style:style>
    <style:style style:name="T107" style:family="text">
      <style:text-properties officeooo:rsid="008a5efe"/>
    </style:style>
    <style:style style:name="T108" style:family="text">
      <style:text-properties officeooo:rsid="008c8591"/>
    </style:style>
    <style:style style:name="T109" style:family="text">
      <style:text-properties officeooo:rsid="008f6168"/>
    </style:style>
    <style:style style:name="T110" style:family="text">
      <style:text-properties officeooo:rsid="008fac43"/>
    </style:style>
    <style:style style:name="T111" style:family="text">
      <style:text-properties officeooo:rsid="00914624"/>
    </style:style>
    <style:style style:name="T112" style:family="text">
      <style:text-properties style:text-underline-style="none" fo:font-weight="normal" officeooo:rsid="009a57f4" style:font-weight-asian="normal" style:font-weight-complex="normal"/>
    </style:style>
    <style:style style:name="T113" style:family="text">
      <style:text-properties style:text-underline-style="none" fo:font-weight="normal" officeooo:rsid="009b3493" style:font-weight-asian="normal" style:font-weight-complex="normal"/>
    </style:style>
    <style:style style:name="T114" style:family="text">
      <style:text-properties style:text-underline-style="none" fo:font-weight="normal" officeooo:rsid="009b7d14" style:font-weight-asian="normal" style:font-weight-complex="normal"/>
    </style:style>
    <style:style style:name="T115" style:family="text">
      <style:text-properties style:text-underline-style="none" officeooo:rsid="009a57f4"/>
    </style:style>
    <style:style style:name="T116" style:family="text">
      <style:text-properties officeooo:rsid="00a4a042"/>
    </style:style>
    <style:style style:name="T117" style:family="text">
      <style:text-properties officeooo:rsid="00a647c8"/>
    </style:style>
    <style:style style:name="T118" style:family="text">
      <style:text-properties officeooo:rsid="00a7f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8</text:p>
          <text:p text:style-name="P81">Assembler Documentation Overview<text:tab/>10</text:p>
          <text:p text:style-name="P81">Moving things around, Variables<text:tab/>14</text:p>
          <text:p text:style-name="P81">Control Flow<text:tab/>17</text:p>
        </text:index-body>
      </text:table-of-content>
      <text:p text:style-name="P26"/>
      <text:p text:style-name="P69">Introduction<text:toc-mark text:string-value="Introduction" text:outline-level="1"/></text:p>
      <text:p text:style-name="P5">Sisa16 is a <text:span text:style-name="T8">virtual machine </text:span><text:span text:style-name="T54">based </text:span><text:span text:style-name="T8">instruction set architecture which mirrors </text:span><text:span text:style-name="T38">many</text:span><text:span text:style-name="T8"> features and quirks of real-life </text:span><text:span text:style-name="T38">ISAs</text:span><text:span text:style-name="T8"> while being useful </text:span><text:span text:style-name="T38">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59">many </text:span>new tool<text:span text:style-name="T59">s</text:span> to use in your own projects. As an interpreted language, SISA16 is extremely competitive in speed, size, and <text:span text:style-name="T67">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4">work</text:span> with files, and interact with the host in a manner which is accessible to, and even extensible by <text:span text:style-name="T67">first year C</text:span><text:span text:style-name="T70">omputer Engineering</text:span> students. <text:span text:style-name="T37">A hypothetical driver could attempt to mirror real-life hardware interfaces, or just be something </text:span><text:span text:style-name="T71">that works</text:span><text:span text:style-name="T38">. This provides enormous flexibility to educators </text:span><text:span text:style-name="T83">and developers alike,</text:span><text:span text:style-name="T38"> </text:span><text:span text:style-name="T71">and makes Sisa16 useful </text:span><text:span text:style-name="T111">in its own right</text:span><text:span text:style-name="T71">.</text:span><text:span text:style-name="T38"> </text:span><text:span text:style-name="T41">See “</text:span><text:span text:style-name="T45">Extending</text:span><text:span text:style-name="T41">”</text:span><text:span text:style-name="T58">.</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8">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7">which is a variant of the MiT License</text:span><text:span text:style-name="T9">. This IP dependency can be avoided simply by not defining “USE_NCURSES” while compiling. </text:span><text:span text:style-name="T40">See “</text:span><text:span text:style-name="T44">Compiling</text:span><text:span text:style-name="T46">”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5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0">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1">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5">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49">This is recommended if the host does not support the IEEE 754 32 bit binary floating point standard.</text:span></text:p>
      <text:p text:style-name="P8"/>
      <text:p text:style-name="P8">-DNO_<text:span text:style-name="T49">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0">in that it does not mirror how real hardware works</text:span>. <text:span text:style-name="T50">This also disables the “emulate” </text:span><text:soft-page-break/><text:span text:style-name="T50">feature, which while unique and interesting may be undesirable for educators aiming for a realistic microcontroller </text:span><text:span text:style-name="T67">programming</text:span><text:span text:style-name="T50">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0">Read it carefully.</text:span></text:p>
      <text:p text:style-name="P9">The exact same flags and <text:span text:style-name="T51">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68">serial text mode </text:span>driver and you have a relatively ordinary terminal or terminal emulato<text:span text:style-name="T52">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2">You can disassemble the program by doing this:</text:span></text:p>
      <text:p text:style-name="P10"/>
      <text:p text:style-name="P10">./<text:span text:style-name="T52">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59">in</text:span>to a suitable <text:span text:style-name="T59">location</text:span> in the system path, such as <text:span text:style-name="T56">“/usr/bin” or “/usr/local/bin”. Copy the man</text:span><text:span text:style-name="T57">ual </text:span><text:span text:style-name="T56">pages sisa16_asm.1 and sisa16_emu.1 to a suitable place as well, such as “/usr/local/share/man/man1”. </text:span><text:span text:style-name="T57">This can also be done by calling “make install” with administrative privileges.</text:span></text:p>
      <text:p text:style-name="P68"><text:span text:style-name="T57">W</text:span><text:span text:style-name="T56">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0">the assembler to abort </text:span><text:span text:style-name="T64">and emit an error message</text:span><text:span text:style-name="T60">. </text:span><text:span text:style-name="T61">If there were no errors, then the assembler will report that it “Successfully assembled main.bin”. </text:span><text:span text:style-name="T65">Th</text:span><text:span text:style-name="T84">e file</text:span><text:span text:style-name="T65"> “main.bin” is a </text:span><text:span text:style-name="T69">S</text:span><text:span text:style-name="T65">isa16 </text:span><text:span text:style-name="T62">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68">y</text:span> programmed onto an EEPROM (Electrically Erasable Programmable Read-Only Memory) or burned onto <text:span text:style-name="T85">a</text:span> non-reprogrammable ROM chip before being put on a board and <text:span text:style-name="T66">powered on</text:span>. </text:p>
      <text:p text:style-name="P17"/>
      <text:p text:style-name="P17"><text:span text:style-name="T62">You can imagine the Sisa16 </text:span><text:span text:style-name="T66">architecture</text:span><text:span text:style-name="T62"> as a </text:span><text:span text:style-name="T63">very simple</text:span><text:span text:style-name="T62"> single-board computer in which the ROM is copied entirely to a </text:span><text:span text:style-name="T63">random-access memory</text:span><text:span text:style-name="T62"> chip </text:span><text:span text:style-name="T66">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2">interpreted language.</text:span><text:line-break/><text:line-break/><text:span text:style-name="T73">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6">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3"><text:soft-page-break/>Normally, comments are emitted into disassembly about what the program is likely doing at that point in control flow, to assist in the reverse engineering process. These may provide optimization tips and useful insights into the language.</text:p>
      <text:p text:style-name="P83"/>
      <text:p text:style-name="P83">If you wish to not have comments, make sure to include the -nc argument before -dis or -fdis<text:line-break/></text:p>
      <text:p text:style-name="P83">sisa16_asm -nc -dis main.bin 0</text:p>
      <text:p text:style-name="P83"/>
      <text:p text:style-name="P83">will disassemble main.bin from zero without emitting line comments.</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5">y</text:span> emulation level will invoke di upon initialization and dcl upon finalization.</text:p>
      <text:p text:style-name="P20"/>
      <text:p text:style-name="P20">An emulation depth of zero means that the <text:span text:style-name="T74">virtual machine</text:span> is truly initializing or finalizing, rather than simply encapsulating.</text:p>
      <text:p text:style-name="P20"/>
      <text:p text:style-name="P22">Relevant <text:span text:style-name="T81">emulator </text:span>variables accessible from the driver-<text:line-break/></text:p>
      <text:p text:style-name="P22"><text:span text:style-name="T77">unsigned char R<text:tab/> <text:tab/><text:tab/>:error flag. Will always be zero except during </text:span><text:span text:style-name="T78">dcl</text:span><text:span text:style-name="T77">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7">You should use these variables in your driver <text:span text:style-name="T81">to achieve the best interoperability with Sisa16. </text:span></text:p>
      <text:p text:style-name="P116"><text:span text:style-name="T111">Also note that you can choose to add new instructions to the architecture. If you choose to do that, you must:</text:span></text:p>
      <text:p text:style-name="P98">In isa.h:</text:p>
      <text:p text:style-name="P98">1) add the necessary goto label with a dispatch<text:line-break/>2) add the entries to the computed goto table and switch case</text:p>
      <text:p text:style-name="P98">in assembler.c:</text:p>
      <text:p text:style-name="P9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8">In sisa16_asm.1:</text:p>
      <text:p text:style-name="P98">4) write documentation in the sisa16_asm.1 manual page about your addition</text:p>
      <text:p text:style-name="P71">Assembler Documentation <text:span text:style-name="T82">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4">re-</text:span>listing of every single instruction <text:span text:style-name="T95">and assembler feature </text:span><text:span text:style-name="T92">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6">popular </text:span>micro controller. They’re <text:span text:style-name="T87">poorly formatted tables with minimal comments,</text:span> and often contain broken english and horrible <text:span text:style-name="T91">spelling</text:span> errors. <text:span text:style-name="T87">Wrong information is common.</text:span> <text:span text:style-name="T39">Consider any such errors </text:span><text:span text:style-name="T42">in this manual </text:span><text:span text:style-name="T39">a “feature”. </text:span><text:span text:style-name="T92">Hand-holding to this extent would hinder the educational value of these tools.</text:span></text:p>
      <text:p text:style-name="P42">2) <text:span text:style-name="T88">It is important that </text:span><text:span text:style-name="T90">all Engineering </text:span><text:span text:style-name="T88">students learn how to read </text:span><text:span text:style-name="T89">unix</text:span><text:span text:style-name="T88"> manual pages. Love it or hate it, every utility they will use in their career will probably be documented by them. Better they learn how to read them now than later.<text:line-break/>3) </text:span><text:span text:style-name="T93">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98">Multiple instructions may be written on the same line.</text:span></text:p>
      <text:p text:style-name="P46">* <text:span text:style-name="T98">Python-style “#” comments as well as C++ style “//” comments are supported.</text:span></text:p>
      <text:p text:style-name="P46">* <text:span text:style-name="T98">All instructions that take more than one byte of arguments will typically use SPLIT syntax.</text:span></text:p>
      <text:p text:style-name="P46">%<text:span text:style-name="T98">0xEEFF% is semantically equivalent to 0xEE, 0xFF for instruction arguments.</text:span></text:p>
      <text:p text:style-name="P46">%/<text:span text:style-name="T98">0x1298CADF% is semantically equivalent to 0x12, 0x98, 0xCA, 0xDF for instruction arguments.</text:span></text:p>
      <text:p text:style-name="P46">%?<text:span text:style-name="T98">13.7% will parse the floating point number 13.7 and generate a comma separated list of four bytes similar to previous.</text:span></text:p>
      <text:p text:style-name="P46">%-<text:span text:style-name="T98">10% will take the decimal number ten and put it in a 32 bit variable, bitwise negate it, add one, and output the comma separated big endian list of bytes comprising it, effectively outputting negative ten twos complement.</text:span></text:p>
      <text:p text:style-name="P46">%<text:span text:style-name="T98">&amp;0xABCDEF% will generate a three-byte split, useful for `farld` and `farst` instructions.</text:span></text:p>
      <text:p text:style-name="P99">This is an artifact of how the assembler works.</text:p>
      <text:p text:style-name="P99"/>
      <text:p text:style-name="P117">Assembly Process</text:p>
      <text:p text:style-name="P103"><text:span text:style-name="T48">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2"><text:span text:style-name="T23"/></text:p>
      <text:p text:style-name="P106"><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2"><text:span text:style-name="T10"/></text:p>
      <text:p text:style-name="P104"><text:span text:style-name="T10">At the very bottom, the assembler has a few basic things it can do (Search in assembler.c for “/*VERY_BASIC_THINGS_IT_CAN_DO*/”)</text:span></text:p>
      <text:p text:style-name="P104"><text:span text:style-name="T10"/></text:p>
      <text:p text:style-name="P104"><text:span text:style-name="T10">* bytes can be written to the output counter. (“bytes”)</text:span></text:p>
      <text:p text:style-name="P104"><text:span text:style-name="T10">* shorts can be written to the output counter. (“shorts”)</text:span></text:p>
      <text:p text:style-name="P104"><text:span text:style-name="T10">* the output counter can be moved. (“section”)<text:line-break/>* A region of memory can be filled with a single byte value. (“fill”)</text:span></text:p>
      <text:p text:style-name="P104"><text:span text:style-name="T10">* the ouput counter can be moved specifically on the second pass (“asm_fix_outputcounter”)<text:line-break/>* the status of the assembler can be printed to standard out (“asm_print”)</text:span></text:p>
      <text:p text:style-name="P104"><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4"><text:span text:style-name="T10"/></text:p>
      <text:p text:style-name="P107"><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7"><text:span text:style-name="T10"/></text:p>
      <text:p text:style-name="P110"><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0"><text:span text:style-name="T10">* The assembler can push a file onto the parsing stack with ASM_header, which starts parsing that file until it ends, and then returns to the current one. </text:span></text:p>
      <text:p text:style-name="P110"><text:span text:style-name="T10">* The assembler can include a string literal at any point in the file. These are recognized before pre-preprocessing. </text:span></text:p>
      <text:p text:style-name="P104"><text:span text:style-name="T10"/></text:p>
      <text:p text:style-name="P104"><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4"><text:span text:style-name="T24"/></text:p>
      <text:p text:style-name="P104"><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5"><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5"><text:span text:style-name="T25"/></text:p>
      <text:p text:style-name="P105"><text:span text:style-name="T24"><text:s/>A VAR line has two portions:<text:line-break/>* A portion specifying the name of the macro, between the pound symbols<text:line-break/>* A portion specifying the contents of the macro, after the second pound symbol.</text:span></text:p>
      <text:p text:style-name="P104"><text:span text:style-name="T24"/></text:p>
      <text:p text:style-name="P106"><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7">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6"><text:span text:style-name="T10"/></text:p>
      <text:p text:style-name="P108"><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08"><text:span text:style-name="T26"/></text:p>
      <text:p text:style-name="P109"><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2">“_arg1_” , “_arg2_”, etc represent the arguments passed to “asm_call” and are </text:span><text:soft-page-break/><text:span text:style-name="T112">replaced </text:span><text:span text:style-name="T115">before</text:span><text:span text:style-name="T112"> macro expansion, </text:span><text:span text:style-name="T113">on non VAR# lines. </text:span><text:span text:style-name="T114">asm_pleq and asm_muleq let you perform assemblytime math.</text:span></text:p>
      <text:p text:style-name="P109"><text:span text:style-name="T114"/></text:p>
      <text:p text:style-name="P111">You should now have a reasonably strong grasp of how the assembly language is parsed and how the final file is created. </text:p>
      <text:p text:style-name="P111"/>
      <text:p text:style-name="P113"><text:span text:style-name="T6">Design Decisions and Critique</text:span></text:p>
      <text:p text:style-name="P113"><text:span text:style-name="T116"><text:line-break/></text:span>If you are a programming language fanatic, you may recognize that this is a very unusual, or at least uncommon way of writing a programming language parser and lexer. <text:span text:style-name="T116">The code certainly has its flaws, but I still think it’s better than most assemblers I’ve seen. It is also very small, taking up just 5</text:span><text:span text:style-name="T117">6</text:span><text:span text:style-name="T116">k on arm, </text:span><text:span text:style-name="T117">which includes the emulator with Ncurses support.</text:span></text:p>
      <text:p text:style-name="P113"/>
      <text:p text:style-name="P113"><text:span text:style-name="T116">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6">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7">I think it</text:span><text:span text:style-name="T116"> should be conceptually organized the same way in the code. (It also made writing macros easier…)</text:span></text:p>
      <text:p text:style-name="P112"/>
      <text:p text:style-name="P114">My design decisions with the assembler strayed from others largely out of disgust with the stuffy, visually ugly display of many assembly languages. <text:span text:style-name="T118">Vasm is probably the nicest looking I’ve ever seen, but I still prefer Sisa16. Even the inappropriate syntax highlighting of my favorite editor still leaves Sisa16 a far prettier language. </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97">You can load an immediate value into a register, load from a memory location, store to a memory location, indirectly load from memory through a register, indirectly store to a memory location through a register, </text:span><text:span text:style-name="T99">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6">;</text:span><text:span text:style-name="T79">lb 8;mod;</text:span><text:span text:style-name="T76">llb %0xE0AA%; add; </text:span><text:span text:style-name="T79">ca;</text:span><text:span text:style-name="T76"> ilda;</text:span></text:p>
      <text:p text:style-name="P32"/>
      <text:p text:style-name="P45">This, in order:<text:line-break/>* Loads the single-byte value “8” into register B.</text:p>
      <text:p text:style-name="P45">* Performs an <text:span text:style-name="T103">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0">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0">farllda %&amp;0xAFEE23%;</text:span></text:p>
      <text:p text:style-name="P33"/>
      <text:p text:style-name="P50">Or store it like this:</text:p>
      <text:p text:style-name="P50"/>
      <text:p text:style-name="P34">;<text:span text:style-name="T100">farstla %&amp;0xAFEE23%;</text:span></text:p>
      <text:p text:style-name="P74">Of course, you can access more than just single variables. You can also do indirect memory accesses. Assuming that the aforementioned memory location is actually the start of an array of <text:span text:style-name="T102">two-byte values</text:span>, of length 13, and you have an index into it in register A...<text:line-break/><text:line-break/><text:span text:style-name="T76">;sc %0xAF%;lb 13; mod;lb2; mul;llb %</text:span><text:span text:style-name="T80">0x</text:span><text:span text:style-name="T76">EE23%; add; ba; farillda;</text:span></text:p>
      <text:p text:style-name="P84"/>
      <text:p text:style-name="P50">In order, this:</text:p>
      <text:p text:style-name="P50">* Sets the C register to 0x00AF, <text:span text:style-name="T103">the region in which the array resides.</text:span></text:p>
      <text:p text:style-name="P50">* loads 13 <text:span text:style-name="T102">(decimal)</text:span> into register B<text:line-break/>* Performs a modulo and stores the result in A. <text:span text:style-name="T101">This guarantees that no out-of-bounds memory access occurs if A is larger than length of the array.</text:span></text:p>
      <text:p text:style-name="P50">* Loads 2 into register B. <text:span text:style-name="T102">(An element in the array is two bytes in size)</text:span><text:line-break/>* Multiplies A and B and stores the result in A. <text:span text:style-name="T101">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2">x</text:span>86, there is no “lea” instruction which performs a fused <text:span text:style-name="T102">integer </text:span>multiply-add, nor a MOV instruction which can <text:span text:style-name="T102">compute array offsets automatically. </text:span><text:span text:style-name="T103">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0">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4">That is to say, you cannot have a two-byte “short” value starting at 0xAFffFF, as the indirect memory access would </text:span><text:soft-page-break/><text:span text:style-name="T104">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6">;sc %0x500%; jmp;</text:p>
      <text:p text:style-name="P86"/>
      <text:p text:style-name="P6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6">;cmp;sc %0x500%;jmpifeq;</text:p>
      <text:p text:style-name="P86"/>
      <text:p text:style-name="P64"><text:span text:style-name="T10">Or conversely, if they are </text:span>not<text:span text:style-name="T10"> equal:</text:span></text:p>
      <text:p text:style-name="P86"/>
      <text:p text:style-name="P86">;cmp;sc %0x500%;jmpifneq;</text:p>
      <text:p text:style-name="P92"/>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5">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6">You can create them like this, on their own line:</text:span></text:p>
      <text:p text:style-name="P54"/>
      <text:p text:style-name="P39">VAR#myLabel#@</text:p>
      <text:p text:style-name="P54"/>
      <text:p text:style-name="P55">The following complete program reads a character from the keyboard <text:span text:style-name="T106">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2"/>
      <text:p text:style-name="P92"/>
      <text:p text:style-name="P63"><text:span text:style-name="T17">You may have noticed that </text:span><text:span text:style-name="T10">Sisa16 uses 16 bit numbers for its control flow. The program counter, for instance, is 16 bit. How, then, does one execute code outside the first 64k?</text:span></text:p>
      <text:p text:style-name="P92"/>
      <text:p text:style-name="P92">The CPU has a secret 8-bit register called the “Program counter region” which specifies the 64k portion of memory that the program counter is currently loading opcodes and operands from. </text:p>
      <text:p text:style-name="P92"/>
      <text:p text:style-name="P93">It is changed by these instructions:<text:line-break/>* lfarpc</text:p>
      <text:p text:style-name="P93">* farcall</text:p>
      <text:p text:style-name="P93">* farret</text:p>
      <text:p text:style-name="P65"><text:span text:style-name="T10">* </text:span><text:span text:style-name="T18">farjmprx0</text:span></text:p>
      <text:p text:style-name="P94"/>
      <text:p text:style-name="P66"><text:span text:style-name="T18">i</text:span><text:span text:style-name="T10">t is very typical (for reasons that will be explained later) to want the code of your program to be outside the first region of memory. So it is very typical to see this:</text:span></text:p>
      <text:p text:style-name="P95"/>
      <text:p text:style-name="P87">section 0x10000;</text:p>
      <text:p text:style-name="P87"><text:tab/>//code…</text:p>
      <text:p text:style-name="P87"/>
      <text:p text:style-name="P88">section 0;</text:p>
      <text:p text:style-name="P88"><text:tab/>la 1; </text:p>
      <text:p text:style-name="P88"><text:tab/>lfarpc;</text:p>
      <text:p text:style-name="P87"/>
      <text:p text:style-name="P67"><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7">Switch Case</text:p>
      <text:p text:style-name="P96">In SISA16 it is possible to create a jump table, an equivalent of switch-case in C.</text:p>
      <text:p text:style-name="P96"/>
      <text:p text:style-name="P96">Here is an example program which reads a single byte from the keyboard and prints its hexidecimal value to standard out:</text:p>
      <text:p text:style-name="P115"/>
      <text:p text:style-name="P89">section 0;</text:p>
      <text:p text:style-name="P89"><text:tab/>sc %10%; jmp;</text:p>
      <text:p text:style-name="P89">section 10;</text:p>
      <text:p text:style-name="P89"><text:tab/>getchar;</text:p>
      <text:p text:style-name="P89"><text:tab/>apush;</text:p>
      <text:p text:style-name="P89"><text:tab/>lb 4;rsh;</text:p>
      <text:p text:style-name="P89"><text:tab/>lb0xf;and;</text:p>
      <text:p text:style-name="P89"><text:tab/>lb 7;mul;</text:p>
      <text:p text:style-name="P89"><text:tab/>llb %printbytehex_jmptable_1%; add;ca;jmp;</text:p>
      <text:p text:style-name="P89"><text:tab/>VAR#printbytehex_jmptable_1#@</text:p>
      <text:p text:style-name="P89"><text:tab/><text:tab/>la0x30;putchar;sc%printbytehex_jmptable_1_end%;jmp</text:p>
      <text:p text:style-name="P89"><text:tab/><text:tab/>la0x31;putchar;sc%printbytehex_jmptable_1_end%;jmp</text:p>
      <text:p text:style-name="P89"><text:tab/><text:tab/>la0x32;putchar;sc%printbytehex_jmptable_1_end%;jmp</text:p>
      <text:p text:style-name="P89"><text:tab/><text:tab/>la0x33;putchar;sc%printbytehex_jmptable_1_end%;jmp</text:p>
      <text:p text:style-name="P89"><text:tab/><text:tab/>la0x34;putchar;sc%printbytehex_jmptable_1_end%;jmp</text:p>
      <text:p text:style-name="P89"><text:tab/><text:tab/>la0x35;putchar;sc%printbytehex_jmptable_1_end%;jmp</text:p>
      <text:p text:style-name="P89"><text:tab/><text:tab/>la0x36;putchar;sc%printbytehex_jmptable_1_end%;jmp</text:p>
      <text:p text:style-name="P89"><text:tab/><text:tab/>la0x37;putchar;sc%printbytehex_jmptable_1_end%;jmp</text:p>
      <text:p text:style-name="P89"><text:tab/><text:tab/>la0x38;putchar;sc%printbytehex_jmptable_1_end%;jmp</text:p>
      <text:p text:style-name="P89"><text:tab/><text:tab/>la0x39;putchar;sc%printbytehex_jmptable_1_end%;jmp</text:p>
      <text:p text:style-name="P89"><text:tab/><text:tab/>la0x41;putchar;sc%printbytehex_jmptable_1_end%;jmp</text:p>
      <text:p text:style-name="P89"><text:tab/><text:tab/>la0x42;putchar;sc%printbytehex_jmptable_1_end%;jmp</text:p>
      <text:p text:style-name="P89"><text:tab/><text:tab/>la0x43;putchar;sc%printbytehex_jmptable_1_end%;jmp</text:p>
      <text:p text:style-name="P89"><text:tab/><text:tab/>la0x44;putchar;sc%printbytehex_jmptable_1_end%;jmp</text:p>
      <text:p text:style-name="P89"><text:tab/><text:tab/>la0x45;putchar;sc%printbytehex_jmptable_1_end%;jmp</text:p>
      <text:p text:style-name="P89"><text:tab/><text:tab/>la0x46;putchar;sc%printbytehex_jmptable_1_end%;jmp</text:p>
      <text:p text:style-name="P89"><text:tab/>VAR#printbytehex_jmptable_1_end#@</text:p>
      <text:p text:style-name="P89"><text:tab/>apop;lb 15;and;lb7;mul;</text:p>
      <text:p text:style-name="P89"><text:tab/>llb%printbytehex_jmptable_2%;add;ca;jmp;</text:p>
      <text:p text:style-name="P89"><text:tab/>VAR#printbytehex_jmptable_2#@</text:p>
      <text:p text:style-name="P89"><text:tab/><text:tab/>la0x30;putchar;sc%printbytehex_jmptable_2_end%;jmp</text:p>
      <text:p text:style-name="P89"><text:tab/><text:tab/>la0x31;putchar;sc%printbytehex_jmptable_2_end%;jmp</text:p>
      <text:p text:style-name="P89"><text:tab/><text:tab/>la0x32;putchar;sc%printbytehex_jmptable_2_end%;jmp</text:p>
      <text:p text:style-name="P89"><text:tab/><text:tab/>la0x33;putchar;sc%printbytehex_jmptable_2_end%;jmp</text:p>
      <text:p text:style-name="P89"><text:tab/><text:tab/>la0x34;putchar;sc%printbytehex_jmptable_2_end%;jmp</text:p>
      <text:p text:style-name="P89"><text:tab/><text:tab/>la0x35;putchar;sc%printbytehex_jmptable_2_end%;jmp</text:p>
      <text:p text:style-name="P89"><text:tab/><text:tab/>la0x36;putchar;sc%printbytehex_jmptable_2_end%;jmp</text:p>
      <text:p text:style-name="P89"><text:tab/><text:tab/>la0x37;putchar;sc%printbytehex_jmptable_2_end%;jmp</text:p>
      <text:p text:style-name="P89"><text:tab/><text:tab/>la0x38;putchar;sc%printbytehex_jmptable_2_end%;jmp</text:p>
      <text:p text:style-name="P89"><text:tab/><text:tab/>la0x39;putchar;sc%printbytehex_jmptable_2_end%;jmp</text:p>
      <text:p text:style-name="P89"><text:tab/><text:tab/>la0x41;putchar;sc%printbytehex_jmptable_2_end%;jmp</text:p>
      <text:p text:style-name="P89"><text:tab/><text:tab/>la0x42;putchar;sc%printbytehex_jmptable_2_end%;jmp</text:p>
      <text:p text:style-name="P89"><text:tab/><text:tab/>la0x43;putchar;sc%printbytehex_jmptable_2_end%;jmp</text:p>
      <text:p text:style-name="P89"><text:tab/><text:tab/>la0x44;putchar;sc%printbytehex_jmptable_2_end%;jmp</text:p>
      <text:p text:style-name="P89"><text:tab/><text:tab/>la0x45;putchar;sc%printbytehex_jmptable_2_end%;jmp</text:p>
      <text:p text:style-name="P89"><text:tab/><text:tab/>la0x46;putchar;sc%printbytehex_jmptable_2_end%;jmp</text:p>
      <text:p text:style-name="P89"><text:tab/>VAR#printbytehex_jmptable_2_end#@</text:p>
      <text:p text:style-name="P89"><text:tab/>halt;</text:p>
      <text:p text:style-name="P89"/>
      <text:p text:style-name="P56"/>
      <text:p text:style-name="P76">This program written in C would look like this:</text:p>
      <text:p text:style-name="P90">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7">Here’s what’s happening:<text:line-break/>* </text:span><text:span text:style-name="T109">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07">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08">when performing a computed jump in a jump table. </text:span><text:span text:style-name="T109">This was calculated by hand. <text:line-break/><text:line-break/>Astute readers may notice that this code could be made substantially smaller by simply looping the switch-case, and moving the “putchar” to the end of the each switch case. </text:span><text:span text:style-name="T43">Consider this an exercise.</text:span></text:p>
      <text:p text:style-name="P101"/>
      <text:p text:style-name="P101"/>
      <text:p text:style-name="P78">Subroutines</text:p>
      <text:p text:style-name="P60">You can create subroutines which use the stack in sisa16. The stack pointer is 16 bit, so it always points <text:span text:style-name="T110">somewhere </text:span>within the first 64k of memory. <text:span text:style-name="T39">This is why you probably don’t want to put your code in the zero region. </text:span><text:span text:style-name="T110">There are four main instructions to use when writing subroutines:</text:span></text:p>
      <text:p text:style-name="P60">* <text:span text:style-name="T110">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1:33:01.412052758</dc:date>
    <meta:editing-duration>PT8H33M27S</meta:editing-duration>
    <meta:editing-cycles>88</meta:editing-cycles>
    <meta:generator>LibreOffice/7.0.4.2$Linux_X86_64 LibreOffice_project/00$Build-2</meta:generator>
    <meta:document-statistic meta:table-count="0" meta:image-count="1" meta:object-count="0" meta:page-count="21" meta:paragraph-count="333" meta:word-count="5213" meta:character-count="33372" meta:non-whitespace-character-count="28278"/>
  </office:meta>
</office:document-meta>
</file>